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office:value-type="string">
            <text:p>concatenate</text:p>
          </table:table-cell>
          <table:table-cell table:style-name="ce37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15_11-05-50_000.jpg</text:p>
          </table:table-cell>
          <table:table-cell table:style-name="ce20" office:value-type="string">
            <text:p>:m 東和 PHOTO / 210614m / 谷保駅 / 国立市富士見台二丁目新築計画 / １名 / 小川電気工事（新日本建設） / 日報</text:p>
          </table:table-cell>
          <table:table-cell table:style-name="ce4"/>
          <table:table-cell table:style-name="ce4"/>
          <table:table-cell table:style-name="ce4" office:value-type="string">
            <text:p>N-35-35-28.573608 E-139-34-48.995361</text:p>
          </table:table-cell>
          <table:table-cell table:style-name="ce38" table:formula="of:=IF([.E2]=&quot;&quot;;[.C2];CONCATENATE([.C2];&quot; / &quot;;[.E2]))" office:value-type="string" office:string-value=":m 東和 PHOTO / 210614m / 谷保駅 / 国立市富士見台二丁目新築計画 / １名 / 小川電気工事（新日本建設） / 日報">
            <text:p>:m 東和 PHOTO / 210614m / 谷保駅 / 国立市富士見台二丁目新築計画 / １名 / 小川電気工事（新日本建設） / 日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15_11-25-36_000.jpg</text:p>
          </table:table-cell>
          <table:table-cell table:style-name="ce20" office:value-type="string">
            <text:p>:m やることリスト / steps / occasion=用意：夕食：汁をよそう / for=~, at=台所,other=事物の名前、記号を使っている ||| :m やることリスト / steps / occasion=風呂出る～寝る / for=~, at=自室,other=standard+</text:p>
          </table:table-cell>
          <table:table-cell table:style-name="ce4"/>
          <table:table-cell table:style-name="ce4"/>
          <table:table-cell table:style-name="ce4" office:value-type="string">
            <text:p>N-35-35-28.72467 E-139-34-49.544677</text:p>
          </table:table-cell>
          <table:table-cell table:style-name="ce38" table:formula="of:=IF([.E3]=&quot;&quot;;[.C3];CONCATENATE([.C3];&quot; / &quot;;[.E3]))" office:value-type="string" office:string-value=":m やることリスト / steps / occasion=用意：夕食：汁をよそう / for=~, at=台所,other=事物の名前、記号を使っている ||| :m やることリスト / steps / occasion=風呂出る～寝る / for=~, at=自室,other=standard+">
            <text:p>:m やることリスト / steps / occasion=用意：夕食：汁をよそう / for=~, at=台所,other=事物の名前、記号を使っている ||| :m やることリスト / steps / occasion=風呂出る～寝る / for=~, at=自室,other=standard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15_11-25-56_000.jpg</text:p>
          </table:table-cell>
          <table:table-cell table:style-name="ce20" office:value-type="string">
            <text:p>:m :th / topic=物事に安んじられる理由 / content=自分を世界の中心に置いているからじゃないか：早稲田大学を世界の中心に置くと、そこから伸びる物差しで、人も物も、計ってしまう：自分の本当の感慨から、離れてしまう / lang=ja</text:p>
          </table:table-cell>
          <table:table-cell table:style-name="ce19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4]=&quot;&quot;;[.C4];CONCATENATE([.C4];&quot; / &quot;;[.E4]))" office:value-type="string" office:string-value=":m :th / topic=物事に安んじられる理由 / content=自分を世界の中心に置いているからじゃないか：早稲田大学を世界の中心に置くと、そこから伸びる物差しで、人も物も、計ってしまう：自分の本当の感慨から、離れてしまう / lang=ja">
            <text:p>:m :th / topic=物事に安んじられる理由 / content=自分を世界の中心に置いているからじゃないか：早稲田大学を世界の中心に置くと、そこから伸びる物差しで、人も物も、計ってしまう：自分の本当の感慨から、離れてしまう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15_12-42-12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710937 E-139-34-49.270019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15_14-21-30_000.jpg</text:p>
          </table:table-cell>
          <table:table-cell table:style-name="ce20" office:value-type="string">
            <text:p>:m 東和 PHOTO / 210614m / 谷保駅 / 国立市富士見台二丁目新築計画 / １名 / 小川電気工事（新日本建設） / 日誌</text:p>
          </table:table-cell>
          <table:table-cell table:style-name="ce19"/>
          <table:table-cell table:style-name="ce4"/>
          <table:table-cell table:style-name="ce4" office:value-type="string">
            <text:p>N-35-35-28.752136 E-139-34-49.489746</text:p>
          </table:table-cell>
          <table:table-cell table:style-name="ce38" table:formula="of:=IF([.E6]=&quot;&quot;;[.C6];CONCATENATE([.C6];&quot; / &quot;;[.E6]))" office:value-type="string" office:string-value=":m 東和 PHOTO / 210614m / 谷保駅 / 国立市富士見台二丁目新築計画 / １名 / 小川電気工事（新日本建設） / 日誌">
            <text:p>:m 東和 PHOTO / 210614m / 谷保駅 / 国立市富士見台二丁目新築計画 / １名 / 小川電気工事（新日本建設） / 日誌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15_15-43-39_000.jpg</text:p>
          </table:table-cell>
          <table:table-cell table:style-name="ce20" office:value-type="string">
            <text:p>:m #*# / やり方、方法 / target=生姜の切り方：焼酎漬け</text:p>
          </table:table-cell>
          <table:table-cell table:style-name="ce17"/>
          <table:table-cell table:style-name="ce4"/>
          <table:table-cell table:style-name="ce4" office:value-type="string">
            <text:p>N-35-35-28.752136 E-139-34-49.599609</text:p>
          </table:table-cell>
          <table:table-cell table:style-name="ce38" table:formula="of:=IF([.E7]=&quot;&quot;;[.C7];CONCATENATE([.C7];&quot; / &quot;;[.E7]))" office:value-type="string" office:string-value=":m #*# / やり方、方法 / target=生姜の切り方：焼酎漬け">
            <text:p>:m #*# / やり方、方法 / target=生姜の切り方：焼酎漬け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15_17-32-18_000.jpg</text:p>
          </table:table-cell>
          <table:table-cell table:style-name="ce17" office:value-type="string">
            <text:p>:m sketch / des. object=蔀戸（しとみど） / source=web画像 / other=宇治拾遺物語の一話より,memo~,found~,id=J9HM</text:p>
          </table:table-cell>
          <table:table-cell table:style-name="ce20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8]=&quot;&quot;;[.C8];CONCATENATE([.C8];&quot; / &quot;;[.E8]))" office:value-type="string" office:string-value=":m sketch / des. object=蔀戸（しとみど） / source=web画像 / other=宇治拾遺物語の一話より,memo~,found~,id=J9HM">
            <text:p>:m sketch / des. object=蔀戸（しとみど） / source=web画像 / other=宇治拾遺物語の一話より,memo~,found~,id=J9HM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15_17-32-26_000.jpg</text:p>
          </table:table-cell>
          <table:table-cell table:style-name="ce20" office:value-type="string">
            <text:p>:m sketch / des. object=山伏：半身 / source=web / other=スケッチした個々の事物：番号を振った,memo~,found~,id=XI26</text:p>
          </table:table-cell>
          <table:table-cell table:style-name="ce19"/>
          <table:table-cell table:style-name="ce4"/>
          <table:table-cell table:style-name="ce4" office:value-type="string">
            <text:p>N-35-35-28.752136 E-139-34-49.544677</text:p>
          </table:table-cell>
          <table:table-cell table:style-name="ce38" table:formula="of:=IF([.E9]=&quot;&quot;;[.C9];CONCATENATE([.C9];&quot; / &quot;;[.E9]))" office:value-type="string" office:string-value=":m sketch / des. object=山伏：半身 / source=web / other=スケッチした個々の事物：番号を振った,memo~,found~,id=XI26">
            <text:p>:m sketch / des. object=山伏：半身 / source=web / other=スケッチした個々の事物：番号を振った,memo~,found~,id=XI2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15_17-32-39_000.jpg</text:p>
          </table:table-cell>
          <table:table-cell table:style-name="ce20" office:value-type="string">
            <text:p>:m sketch / des. object=塔婆：とば / source=ウェブ / other=部分,memo~,found~,id=~</text:p>
          </table:table-cell>
          <table:table-cell table:style-name="ce17"/>
          <table:table-cell table:style-name="ce4"/>
          <table:table-cell table:style-name="ce4" office:value-type="string">
            <text:p>N-35-35-28.738403 E-139-34-49.599609</text:p>
          </table:table-cell>
          <table:table-cell table:style-name="ce38" table:formula="of:=IF([.E10]=&quot;&quot;;[.C10];CONCATENATE([.C10];&quot; / &quot;;[.E10]))" office:value-type="string" office:string-value=":m sketch / des. object=塔婆：とば / source=ウェブ / other=部分,memo~,found~,id=~">
            <text:p>:m sketch / des. object=塔婆：とば / source=ウェブ / other=部分,memo~,found~,id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15_19-57-05_000.jpg</text:p>
          </table:table-cell>
          <table:table-cell table:style-name="ce18" office:value-type="string">
            <text:p>:m 記録 / 身体 / ケガ / loc=左腕：前腕：内側,cause=猫の毛に触れた（からか？クロか？）,loc-incident=公園（宮前平公園）,id=2021-06-15_19-57-05_000.jpg,phase=処置前,apparatus=~,injury=~,other=外観：ミミズ腫れのよう</text:p>
          </table:table-cell>
          <table:table-cell table:style-name="ce17"/>
          <table:table-cell table:style-name="ce4"/>
          <table:table-cell table:style-name="ce4" office:value-type="string">
            <text:p>N-35-35-28.765869 E-139-34-49.489746</text:p>
          </table:table-cell>
          <table:table-cell table:style-name="ce38" table:formula="of:=IF([.E11]=&quot;&quot;;[.C11];CONCATENATE([.C11];&quot; / &quot;;[.E11]))" office:value-type="string" office:string-value=":m 記録 / 身体 / ケガ / loc=左腕：前腕：内側,cause=猫の毛に触れた（からか？クロか？）,loc-incident=公園（宮前平公園）,id=2021-06-15_19-57-05_000.jpg,phase=処置前,apparatus=~,injury=~,other=外観：ミミズ腫れのよう">
            <text:p>:m 記録 / 身体 / ケガ / loc=左腕：前腕：内側,cause=猫の毛に触れた（からか？クロか？）,loc-incident=公園（宮前平公園）,id=2021-06-15_19-57-05_000.jpg,phase=処置前,apparatus=~,injury=~,other=外観：ミミズ腫れのよ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6-15_20-42-04_000.jpg</text:p>
          </table:table-cell>
          <table:table-cell table:style-name="ce19" office:value-type="string">
            <text:p>:m 食べた物</text:p>
          </table:table-cell>
          <table:table-cell table:style-name="ce20"/>
          <table:table-cell table:style-name="ce4"/>
          <table:table-cell table:style-name="ce4" office:value-type="string">
            <text:p>N-35-35-28.559875 E-139-34-49.489746</text:p>
          </table:table-cell>
          <table:table-cell table:style-name="ce38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6-15_21-55-23_000.jpg</text:p>
          </table:table-cell>
          <table:table-cell table:style-name="ce18" office:value-type="string">
            <text:p>:m 記録 / 身体 / ケガ / loc=左腕：前腕：内側,cause=猫の毛に触れた（からか？クロか？）,loc-incident=公園（宮前平公園）,id=2021-06-15_19-57-05_000.jpg,phase=処置後、数時間；セージを漬けた焼酎＋ワセリン,apparatus=~,injury=~,other=外観：ミミズ腫れのよう</text:p>
          </table:table-cell>
          <table:table-cell table:style-name="ce17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8" table:formula="of:=IF([.E13]=&quot;&quot;;[.C13];CONCATENATE([.C13];&quot; / &quot;;[.E13]))" office:value-type="string" office:string-value=":m 記録 / 身体 / ケガ / loc=左腕：前腕：内側,cause=猫の毛に触れた（からか？クロか？）,loc-incident=公園（宮前平公園）,id=2021-06-15_19-57-05_000.jpg,phase=処置後、数時間；セージを漬けた焼酎＋ワセリン,apparatus=~,injury=~,other=外観：ミミズ腫れのよう">
            <text:p>:m 記録 / 身体 / ケガ / loc=左腕：前腕：内側,cause=猫の毛に触れた（からか？クロか？）,loc-incident=公園（宮前平公園）,id=2021-06-15_19-57-05_000.jpg,phase=処置後、数時間；セージを漬けた焼酎＋ワセリン,apparatus=~,injury=~,other=外観：ミミズ腫れのよ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6-16_01-52-01_000.jpg</text:p>
          </table:table-cell>
          <table:table-cell table:style-name="ce19" office:value-type="string">
            <text:p>:m :PHOTO 寝た時刻 / 2020</text:p>
          </table:table-cell>
          <table:table-cell table:style-name="ce20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8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6-16_07-19-52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8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6-16_07-54-08_000.jpg</text:p>
          </table:table-cell>
          <table:table-cell table:style-name="ce19" office:value-type="string">
            <text:p>:m やることリスト / steps / occasion=風呂出る～寝る / for=~, at=自室,other=~ ||| :m やることリスト / steps / occasion=飲み物用意：スープ / for=~, at=台所,other=メモ付け、初めからではなく、途中から：で、いい</text:p>
          </table:table-cell>
          <table:table-cell table:style-name="ce17"/>
          <table:table-cell table:style-name="ce4"/>
          <table:table-cell table:style-name="ce4" office:value-type="string">
            <text:p>N-35-35-28.642272 E-139-34-48.995361</text:p>
          </table:table-cell>
          <table:table-cell table:style-name="ce38" table:formula="of:=IF([.E16]=&quot;&quot;;[.C16];CONCATENATE([.C16];&quot; / &quot;;[.E16]))" office:value-type="string" office:string-value=":m やることリスト / steps / occasion=風呂出る～寝る / for=~, at=自室,other=~ ||| :m やることリスト / steps / occasion=飲み物用意：スープ / for=~, at=台所,other=メモ付け、初めからではなく、途中から：で、いい">
            <text:p>:m やることリスト / steps / occasion=風呂出る～寝る / for=~, at=自室,other=~ ||| :m やることリスト / steps / occasion=飲み物用意：スープ / for=~, at=台所,other=メモ付け、初めからではなく、途中から：で、いい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3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1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1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6">2021/06/16</text:date>, <text:time>10:32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16T10:32:29.16</dc:date>
    <dc:creator>iwabuchi ken</dc:creator>
    <meta:editing-duration>P34DT11H15M35S</meta:editing-duration>
    <meta:editing-cycles>12710</meta:editing-cycles>
    <meta:document-statistic meta:table-count="1" meta:cell-count="367" meta:object-count="0"/>
  </office:meta>
</office:document-meta>
</file>